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cfd9" officeooo:paragraph-rsid="000bcfd9" style:font-weight-asian="bold" style:font-weight-complex="bold"/>
    </style:style>
    <style:style style:name="P2" style:family="paragraph" style:parent-style-name="Standard">
      <style:text-properties fo:font-weight="bold" officeooo:rsid="000dce4f" officeooo:paragraph-rsid="000dce4f" style:font-weight-asian="bold" style:font-weight-complex="bold"/>
    </style:style>
    <style:style style:name="P3" style:family="paragraph" style:parent-style-name="Header">
      <style:text-properties fo:font-weight="bold" officeooo:rsid="000dce4f" officeooo:paragraph-rsid="000dce4f" style:font-weight-asian="bold" style:font-weight-complex="bold"/>
    </style:style>
    <style:style style:name="T1" style:family="text">
      <style:text-properties officeooo:rsid="000dce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7. B – Convection</text:p>
      <text:p text:style-name="P1">38. C – Hot and windy day</text:p>
      <text:p text:style-name="P1">39. A – Expansion and contraction</text:p>
      <text:p text:style-name="P1">40. B – Wooden plunk</text:p>
      <text:p text:style-name="P1">41. B – Soil</text:p>
      <text:p text:style-name="P1">42. C – Mouth</text:p>
      <text:p text:style-name="P1">43. B – Wearing protective clothing</text:p>
      <text:p text:style-name="P1">44. D – Wind vane and wi<text:span text:style-name="T1">ndsock</text:span></text:p>
      <text:p text:style-name="P2">45. C – Impaired judgement.</text:p>
      <text:p text:style-name="P2">46. A – Stop sheet erosion</text:p>
      <text:p text:style-name="P2">47. C – Insect pollinated</text:p>
      <text:p text:style-name="P2">48. D – The burning continued for some time</text:p>
      <text:p text:style-name="P2">49. D – Inertia</text:p>
      <text:p text:style-name="P2">50. C - Irrit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0dce4f" officeooo:paragraph-rsid="000dce4f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MART SCORE PG 329-330(37-50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19:34:19.751794843</meta:creation-date>
    <dc:date>2020-06-17T20:00:49.147283896</dc:date>
    <meta:editing-duration>PT6M19S</meta:editing-duration>
    <meta:editing-cycles>1</meta:editing-cycles>
    <meta:document-statistic meta:table-count="0" meta:image-count="0" meta:object-count="0" meta:page-count="1" meta:paragraph-count="15" meta:word-count="67" meta:character-count="369" meta:non-whitespace-character-count="304"/>
    <meta:generator>LibreOffice/6.0.7.3$Linux_X86_64 LibreOffice_project/00m0$Build-3</meta:generator>
  </office:meta>
</office:document-meta>
</file>